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221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2.334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2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vertical-align="middl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vertical-align="middl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vertical-align="middle"/>
      <style:text-properties fo:color="#ff0000" fo:text-shadow="1pt 1pt" style:text-underline-style="none" fo:font-weight="bold" style:font-weight-asian="bold" style:font-weight-complex="bold"/>
    </style:style>
    <style:style style:name="ce22" style:family="table-cell" style:parent-style-name="Default" style:data-style-name="N118">
      <style:table-cell-properties style:vertical-align="middle"/>
    </style:style>
    <style:style style:name="ce28" style:family="table-cell" style:parent-style-name="Default" style:data-style-name="N118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2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24" style:family="table-cell" style:parent-style-name="Default" style:data-style-name="N118">
      <style:table-cell-properties style:vertical-align="middle"/>
      <style:map style:condition="is-true-formula([.E12] &gt; (TODAY() -7))" style:apply-style-name="Good" style:base-cell-address="Tabelle1.E12"/>
      <style:map style:condition="is-true-formula([.E12] &gt; (TODAY() - 14))" style:apply-style-name="Neutral" style:base-cell-address="Tabelle1.E12"/>
      <style:map style:condition="is-true-formula(1)" style:apply-style-name="Bad" style:base-cell-address="Tabelle1.E12"/>
    </style:style>
    <style:style style:name="ce25" style:family="table-cell" style:parent-style-name="Default" style:data-style-name="N118">
      <style:table-cell-properties style:vertical-align="middle"/>
      <style:map style:condition="is-true-formula([.E13] &gt; (TODAY() -7))" style:apply-style-name="Good" style:base-cell-address="Tabelle1.E13"/>
      <style:map style:condition="is-true-formula([.E13] &gt; (TODAY() - 14))" style:apply-style-name="Neutral" style:base-cell-address="Tabelle1.E13"/>
      <style:map style:condition="is-true-formula(1)" style:apply-style-name="Bad" style:base-cell-address="Tabelle1.E13"/>
    </style:style>
    <style:style style:name="ce26" style:family="table-cell" style:parent-style-name="Default" style:data-style-name="N118">
      <style:table-cell-properties style:vertical-align="middle"/>
      <style:map style:condition="is-true-formula([.E17] &gt; (TODAY() -7))" style:apply-style-name="Good" style:base-cell-address="Tabelle1.E17"/>
      <style:map style:condition="is-true-formula([.E17] &gt; (TODAY() - 14))" style:apply-style-name="Neutral" style:base-cell-address="Tabelle1.E17"/>
      <style:map style:condition="is-true-formula(1)" style:apply-style-name="Bad" style:base-cell-address="Tabelle1.E17"/>
    </style:style>
    <style:style style:name="ce34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43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44" style:family="table-cell" style:parent-style-name="Default" style:data-style-name="N118"/>
    <style:style style:name="ce37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8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9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2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54" style:family="table-cell" style:parent-style-name="Default" style:data-style-name="N118">
      <style:table-cell-properties style:vertical-align="middle"/>
      <style:map style:condition="is-true-formula([.F17] &lt; TODAY())" style:apply-style-name="Footnote" style:base-cell-address="Tabelle1.F17"/>
      <style:map style:condition="is-true-formula([.F17] &lt; (TODAY() + 2))" style:apply-style-name="Error" style:base-cell-address="Tabelle1.F17"/>
      <style:map style:condition="is-true-formula([.F17] &lt; (TODAY() + 5))" style:apply-style-name="Bad" style:base-cell-address="Tabelle1.F17"/>
      <style:map style:condition="is-true-formula([.F17] &lt; (TODAY() + 12))" style:apply-style-name="Neutral" style:base-cell-address="Tabelle1.F17"/>
      <style:map style:condition="is-true-formula(1)" style:apply-style-name="Good" style:base-cell-address="Tabelle1.F17"/>
    </style:style>
    <style:style style:name="ce58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1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2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59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0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8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4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29" style:family="table-cell" style:parent-style-name="Default" style:data-style-name="N37"/>
    <style:style style:name="ce67" style:family="table-cell" style:parent-style-name="Default">
      <style:table-cell-properties fo:wrap-option="wrap"/>
    </style:style>
    <style:style style:name="ce30" style:family="table-cell" style:parent-style-name="Default" style:data-style-name="N99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Default"/>
        <table:table-column table:style-name="co5" table:default-cell-style-name="ce44"/>
        <table:table-column table:style-name="co6" table:default-cell-style-name="ce44"/>
        <table:table-column table:style-name="co7" table:number-columns-repeated="16378" table:default-cell-style-name="Default"/>
        <table:table-row table:style-name="ro1">
          <table:table-cell table:style-name="ce2" office:value-type="string" calcext:value-type="string" table:number-columns-spanned="16384" table:number-rows-spanned="1">
            <text:p>Soll eine Liste werden mit allen Prüfungsrelevanten Themen</text:p>
          </table:table-cell>
          <table:covered-table-cell table:number-columns-repeated="2"/>
          <table:covered-table-cell table:style-name="ce6"/>
          <table:covered-table-cell table:number-columns-repeated="2" table:style-name="ce22"/>
          <table:covered-table-cell table:number-columns-repeated="16378"/>
        </table:table-row>
        <table:table-row table:style-name="ro2">
          <table:table-cell table:number-columns-repeated="3"/>
          <table:table-cell table:style-name="ce6"/>
          <table:table-cell table:style-name="ce22" table:number-columns-repeated="2"/>
          <table:table-cell table:number-columns-repeated="16378"/>
        </table:table-row>
        <table:table-row table:style-name="ro3">
          <table:table-cell table:style-name="ce5" office:value-type="string" calcext:value-type="string">
            <text:p>Fach</text:p>
          </table:table-cell>
          <table:table-cell table:style-name="ce5" office:value-type="string" calcext:value-type="string">
            <text:p>Thema / Kategorie</text:p>
          </table:table-cell>
          <table:table-cell table:style-name="ce11" office:value-type="string" calcext:value-type="string">
            <text:p>Bestandteile</text:p>
          </table:table-cell>
          <table:table-cell table:style-name="ce5" office:value-type="string" calcext:value-type="string">
            <text:p>Notizen / Einzelheiten</text:p>
          </table:table-cell>
          <table:table-cell table:style-name="ce28" office:value-type="string" calcext:value-type="string">
            <text:p>Bearbeitet</text:p>
          </table:table-cell>
          <table:table-cell table:style-name="ce28" office:value-type="string" calcext:value-type="string">
            <text:p>Prüfung</text:p>
          </table:table-cell>
          <table:table-cell table:number-columns-repeated="16378"/>
        </table:table-row>
        <table:table-row table:style-name="ro2">
          <table:table-cell office:value-type="string" calcext:value-type="string" table:number-columns-spanned="1" table:number-rows-spanned="7">
            <text:p>Deutsch</text:p>
          </table:table-cell>
          <table:table-cell office:value-type="string" calcext:value-type="string" table:number-columns-spanned="1" table:number-rows-spanned="7">
            <text:p>Werbeanalyse</text:p>
          </table:table-cell>
          <table:table-cell office:value-type="string" calcext:value-type="string">
            <text:p>Einleitung</text:p>
          </table:table-cell>
          <table:table-cell table:style-name="ce6" office:value-type="string" calcext:value-type="string">
            <text:p>Infos zu Text, Quelle, und Produkt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37" office:value-type="date" office:date-value="2024-05-13" calcext:value-type="date" table:number-columns-spanned="1" table:number-rows-spanned="7">
            <text:p>13. Mai</text:p>
          </table:table-cell>
          <table:table-cell table:style-name="ce29"/>
          <table:table-cell table:style-name="ce30"/>
          <table:table-cell table:number-columns-repeated="16376"/>
        </table:table-row>
        <table:table-row table:style-name="ro2">
          <table:covered-table-cell table:number-columns-repeated="2"/>
          <table:table-cell office:value-type="string" calcext:value-type="string">
            <text:p>Zielgruppe darstellen</text:p>
          </table:table-cell>
          <table:table-cell table:style-name="ce6" office:value-type="string" calcext:value-type="string">
            <text:p>An Wen / welche Zwecke könnte das Produkt gerichtet sein?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ld- und Textbeschreibung</text:p>
          </table:table-cell>
          <table:table-cell table:style-name="ce6" office:value-type="string" calcext:value-type="string">
            <text:p>Nur Aussehen beschreiben, keine Analyse o Ä.!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alyse Text-Bild Korrespondenz</text:p>
          </table:table-cell>
          <table:table-cell table:style-name="ce6" office:value-type="string" calcext:value-type="string">
            <text:p>AIDA Formel, Ablauf der Werb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Werbebotschaft darstellen</text:p>
          </table:table-cell>
          <table:table-cell table:style-name="ce6" office:value-type="string" calcext:value-type="string">
            <text:p>Basically den Copy in eigenen Worten zusammenfass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prachliche Analyse</text:p>
          </table:table-cell>
          <table:table-cell table:style-name="ce6" office:value-type="string" calcext:value-type="string">
            <text:p>Sprachliche Mittel auflisten und deut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zeige Bewerten</text:p>
          </table:table-cell>
          <table:table-cell table:style-name="ce6" office:value-type="string" calcext:value-type="string">
            <text:p>Eigene Meinung: was ist gelungen, was nich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5">
            <text:p>Englisch</text:p>
          </table:table-cell>
          <table:table-cell office:value-type="string" calcext:value-type="string">
            <text:p>Hörverstehen</text:p>
          </table:table-cell>
          <table:table-cell office:value-type="string" calcext:value-type="string" table:number-columns-spanned="1" table:number-rows-spanned="2">
            <text:p>Se Language</text:p>
          </table:table-cell>
          <table:table-cell table:style-name="ce6" office:value-type="string" calcext:value-type="string">
            <text:p>Wahrscheinlich Fragen auf Basis von Hörspiel</text:p>
          </table:table-cell>
          <table:table-cell table:style-name="ce24" office:value-type="date" office:date-value="2024-01-01" calcext:value-type="date">
            <text:p>01. Jan</text:p>
          </table:table-cell>
          <table:table-cell table:style-name="ce42" office:value-type="date" office:date-value="2024-05-16" calcext:value-type="date" table:number-columns-spanned="1" table:number-rows-spanned="5">
            <text:p>16. Mai</text:p>
          </table:table-cell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Leseverstehen</text:p>
          </table:table-cell>
          <table:covered-table-cell/>
          <table:table-cell table:style-name="ce6" office:value-type="string" calcext:value-type="string">
            <text:p>Informationen aus Text entnehmen</text:p>
          </table:table-cell>
          <table:table-cell table:style-name="ce25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Textsorten</text:p>
          </table:table-cell>
          <table:table-cell office:value-type="string" calcext:value-type="string">
            <text:p>Buiseness letters</text:p>
          </table:table-cell>
          <table:table-cell table:style-name="ce6" office:value-type="string" calcext:value-type="string">
            <text:p>enquirys, offers, generelles layout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omments</text:p>
          </table:table-cell>
          <table:table-cell table:style-name="ce6" office:value-type="string" calcext:value-type="string">
            <text:p>Eine Argumentation mit Bezug auf einen Tex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 office:value-type="string" calcext:value-type="string">
            <text:p>Mediation</text:p>
          </table:table-cell>
          <table:table-cell table:style-name="ce12" office:value-type="string" calcext:value-type="string">
            <text:p>Informationen schriftlich kommunizier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26"/>
          <table:covered-table-cell table:style-name="ce54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9">
            <text:p>Mathe</text:p>
          </table:table-cell>
          <table:table-cell office:value-type="string" calcext:value-type="string" table:number-columns-spanned="1" table:number-rows-spanned="7">
            <text:p>Vektoren</text:p>
          </table:table-cell>
          <table:table-cell office:value-type="string" calcext:value-type="string">
            <text:p>Grundrechenarten</text:p>
          </table:table-cell>
          <table:table-cell table:style-name="ce6" office:value-type="string" calcext:value-type="string">
            <text:p>addieren, subtrahieren, Skalarprodukt, usw.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58" office:value-type="date" office:date-value="2024-05-31" calcext:value-type="date" table:number-columns-spanned="1" table:number-rows-spanned="19">
            <text:p>31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ndere Grundlagen</text:p>
          </table:table-cell>
          <table:table-cell table:style-name="ce6" office:value-type="string" calcext:value-type="string">
            <text:p>Betrag, Kreuzprodukt, Verbindungsvektor, Einheitsvektor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Geometrische Objekte</text:p>
          </table:table-cell>
          <table:table-cell table:style-name="ce6" office:value-type="string" calcext:value-type="string">
            <text:p>Punkt, Vektor, Gerade, Ebene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Winkel</text:p>
          </table:table-cell>
          <table:table-cell table:style-name="ce6" office:value-type="string" calcext:value-type="string">
            <text:p>Zwischen Vektoren, Geraden, und Ebe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agebeziehung von Geraden</text:p>
          </table:table-cell>
          <table:table-cell table:style-name="ce6" office:value-type="string" calcext:value-type="string">
            <text:p>Identisch, sich schneidend, parallel, windschief, (kollinear)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bstand / Lotfußpunktverfahren</text:p>
          </table:table-cell>
          <table:table-cell table:style-name="ce6" office:value-type="string" calcext:value-type="string">
            <text:p>Punkt-Gerade, Punkt-Ebene, Gerade-Gerade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chnittpunkt</text:p>
          </table:table-cell>
          <table:table-cell office:value-type="string" calcext:value-type="string">
            <text:p>von allen möglichen Objekten, mit Gleich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Wahrscheinlichkeiten</text:p>
          </table:table-cell>
          <table:table-cell office:value-type="string" calcext:value-type="string" table:number-columns-spanned="1" table:number-rows-spanned="2">
            <text:p>Markov Ketten</text:p>
          </table:table-cell>
          <table:table-cell table:style-name="ce6" office:value-type="string" calcext:value-type="string">
            <text:p>Zustandsvektor berech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6" office:value-type="string" calcext:value-type="string">
            <text:p>Fixvektor berech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ernoulli Experiment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nomale Summenverteilung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Kurvendiskussion</text:p>
          </table:table-cell>
          <table:table-cell table:style-name="ce3" office:value-type="string" calcext:value-type="string" table:number-columns-spanned="1" table:number-rows-spanned="3">
            <text:p>Points Of Interest</text:p>
          </table:table-cell>
          <table:table-cell table:style-name="ce14" office:value-type="string" calcext:value-type="string">
            <text:p>Nullstell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15" office:value-type="string" calcext:value-type="string">
            <text:p>Hoch/Tiefpunkt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14" office:value-type="string" calcext:value-type="string">
            <text:p>Wendepunkte/Sattelpunkt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bleiten / Aufleit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Integrale</text:p>
          </table:table-cell>
          <table:table-cell table:style-name="ce6" office:value-type="string" calcext:value-type="string">
            <text:p>Flächenberechn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Wichtige Verfahren</text:p>
          </table:table-cell>
          <table:table-cell table:style-name="ce3" office:value-type="string" calcext:value-type="string">
            <text:p>2 Minuten Verfahren (Gaus)</text:p>
          </table:table-cell>
          <table:table-cell table:style-name="ce6" office:value-type="string" calcext:value-type="string">
            <text:p>wie man jede Art von Matrix lös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PQ-Formel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covered-table-cell table:style-name="ce6"/>
          <table:table-cell table:style-name="ce3" office:value-type="string" calcext:value-type="string">
            <text:p>Polynomdivisio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5">
            <text:p>SW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:)</text:p>
          </table:table-cell>
          <table:table-cell table:style-name="ce6" office:value-type="string" calcext:value-type="string">
            <text:p>Formulare, echo, Bedingungen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42" office:value-type="date" office:date-value="2024-05-06" calcext:value-type="date" table:number-columns-spanned="1" table:number-rows-spanned="5">
            <text:p>06. Mai</text:p>
          </table:table-cell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UML ( Diagramme )</text:p>
          </table:table-cell>
          <table:table-cell office:value-type="string" calcext:value-type="string">
            <text:p>Use-Cas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ktivität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lassendiagramm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4">
            <text:p>Datenbanken</text:p>
          </table:table-cell>
          <table:table-cell office:value-type="string" calcext:value-type="string" table:number-columns-spanned="1" table:number-rows-spanned="7">
            <text:p>SQL</text:p>
          </table:table-cell>
          <table:table-cell office:value-type="string" calcext:value-type="string">
            <text:p>Subquerie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table-cell table:style-name="ce61" office:value-type="date" office:date-value="2024-05-27" calcext:value-type="date" table:number-columns-spanned="1" table:number-rows-spanned="14">
            <text:p>27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Join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onstraint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Einträge verwalt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Tabellen Verwalt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Group Statement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Normalisierung</text:p>
          </table:table-cell>
          <table:table-cell office:value-type="string" calcext:value-type="string">
            <text:p>Normalform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nomali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Modelle</text:p>
          </table:table-cell>
          <table:table-cell office:value-type="string" calcext:value-type="string">
            <text:p>ER-Modell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atenmodell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Formulieren von Sätz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hen-Notatio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rähenfußnotatio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6">
            <text:p>BSN PP</text:p>
          </table:table-cell>
          <table:table-cell office:value-type="string" calcext:value-type="string" table:number-columns-spanned="1" table:number-rows-spanned="3">
            <text:p>Grundkonfiguration</text:p>
          </table:table-cell>
          <table:table-cell office:value-type="string" calcext:value-type="string">
            <text:p>Allgemeine Befehle</text:p>
          </table:table-cell>
          <table:table-cell table:style-name="ce6" office:value-type="string" calcext:value-type="string">
            <text:p>Logins, line, no shutdown, domain-lookup, hostname, CONFIGS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62" office:value-type="date" office:date-value="2024-06-06" calcext:value-type="date" table:number-columns-spanned="1" table:number-rows-spanned="16">
            <text:p>06. Jun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hhhh… <text:s text:c="2"/>Der Rauter!</text:p>
          </table:table-cell>
          <table:table-cell table:style-name="ce6" office:value-type="string" calcext:value-type="string">
            <text:p>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witch</text:p>
          </table:table-cell>
          <table:table-cell table:style-name="ce6" office:value-type="string" calcext:value-type="string">
            <text:p>interfaces, portmodes, port-security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6">
            <text:p>Routing</text:p>
          </table:table-cell>
          <table:table-cell table:style-name="ce3" office:value-type="string" calcext:value-type="string">
            <text:p>VLAN</text:p>
          </table:table-cell>
          <table:table-cell table:style-name="ce16" office:value-type="string" calcext:value-type="string">
            <text:p>VLAN 10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atic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HCP / Router am Stock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OSPF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RIP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P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Access Listen</text:p>
          </table:table-cell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NAT</text:p>
          </table:table-cell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style-name="ce7" office:value-type="string" calcext:value-type="string">
            <text:p>VPN (Kommt vl noch)</text:p>
          </table:table-cell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20">
            <text:p>BSN</text:p>
          </table:table-cell>
          <table:table-cell office:value-type="string" calcext:value-type="string" table:number-columns-spanned="1" table:number-rows-spanned="2">
            <text:p>Allgemein</text:p>
          </table:table-cell>
          <table:table-cell table:style-name="ce3" office:value-type="string" calcext:value-type="string">
            <text:p>OSI / TCP IP Modell</text:p>
          </table:table-cell>
          <table:table-cell table:style-name="ce6" office:value-type="string" calcext:value-type="string">
            <text:p>Namen der Schichte, Protokolle, Geräte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59" office:value-type="date" office:date-value="2024-06-03" calcext:value-type="date" table:number-columns-spanned="1" table:number-rows-spanned="20">
            <text:p>03. Jun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atengrößen berechnen</text:p>
          </table:table-cell>
          <table:table-cell table:style-name="ce6" office:value-type="string" calcext:value-type="string">
            <text:p>Speicherbedarf, Übertragungsgeschwindigkeit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IPV6</text:p>
          </table:table-cell>
          <table:table-cell table:style-name="ce3" office:value-type="string" calcext:value-type="string">
            <text:p>Subnetting</text:p>
          </table:table-cell>
          <table:table-cell table:style-name="ce6" office:value-type="string" calcext:value-type="string">
            <text:p>Benötigte Bit bestimmen, aufteilen der Netz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ufbau/Schreibweise</text:p>
          </table:table-cell>
          <table:table-cell table:style-name="ce6" office:value-type="string" calcext:value-type="string">
            <text:p>Kurzform, mögliche Adressen, Präfix, IID, Vergleich zu ipv4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dressbereiche</text:p>
          </table:table-cell>
          <table:table-cell table:style-name="ce6" office:value-type="string" calcext:value-type="string">
            <text:p>Global Unicast, Link Local, ULA, usw., Vergleich zu ipv4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Routing</text:p>
          </table:table-cell>
          <table:table-cell table:style-name="ce6" office:value-type="string" calcext:value-type="string">
            <text:p>statisch, statisch ohne IP → Protokoll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dressvergabe</text:p>
          </table:table-cell>
          <table:table-cell table:style-name="ce6" office:value-type="string" calcext:value-type="string">
            <text:p>IANA, ISP, Präfixlänge, dhcpv6, alles möglich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Protokolle</text:p>
          </table:table-cell>
          <table:table-cell office:value-type="string" calcext:value-type="string">
            <text:p>STP</text:p>
          </table:table-cell>
          <table:table-cell table:style-name="ce6" office:value-type="string" calcext:value-type="string">
            <text:p>Broadcast Sturm, Funktionsweise, Vorteile, MSTP / RSTP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OSPF / RIP</text:p>
          </table:table-cell>
          <table:table-cell table:style-name="ce6" office:value-type="string" calcext:value-type="string">
            <text:p>Dijkstra Algorithmus, Versionen, Features, VERGLEICH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NDP</text:p>
          </table:table-cell>
          <table:table-cell table:style-name="ce6" office:value-type="string" calcext:value-type="string">
            <text:p>ARP für IPv6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ACP</text:p>
          </table:table-cell>
          <table:table-cell table:style-name="ce6" office:value-type="string" calcext:value-type="string">
            <text:p>Redundanz, erhöhter Durchsatz, Funktionsweis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Datenschutz</text:p>
          </table:table-cell>
          <table:table-cell table:style-name="ce3" office:value-type="string" calcext:value-type="string">
            <text:p>Datenschutz/Datensicherheit</text:p>
          </table:table-cell>
          <table:table-cell table:style-name="ce6" office:value-type="string" calcext:value-type="string">
            <text:p>Datensicherheits- / Datenschutzbeauftragter: Aufgab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TOM</text:p>
          </table:table-cell>
          <table:table-cell table:style-name="ce6" office:value-type="string" calcext:value-type="string">
            <text:p>Definitionen &amp; Beispiel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atenschutzgesetze</text:p>
          </table:table-cell>
          <table:table-cell table:style-name="ce6" office:value-type="string" calcext:value-type="string">
            <text:p>§64 BDSG(-neu), DSGVO, LDSG: Fakten, Rangordn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style-name="ce67"/>
          <table:table-cell table:number-columns-repeated="16377"/>
        </table:table-row>
        <table:table-row table:style-name="ro2">
          <table:covered-table-cell/>
          <table:table-cell office:value-type="string" calcext:value-type="string">
            <text:p>RAID</text:p>
          </table:table-cell>
          <table:table-cell office:value-type="string" calcext:value-type="string">
            <text:p>Shadow Legends</text:p>
          </table:table-cell>
          <table:table-cell table:style-name="ce6" office:value-type="string" calcext:value-type="string">
            <text:p>RAID 0, 1, 01, 10, 5, 6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Kryptographie</text:p>
          </table:table-cell>
          <table:table-cell office:value-type="string" calcext:value-type="string">
            <text:p>Begriffe</text:p>
          </table:table-cell>
          <table:table-cell table:style-name="ce6" office:value-type="string" calcext:value-type="string">
            <text:p>Authentizität, Integrität, Vertraulichkei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ruteforce berechnen</text:p>
          </table:table-cell>
          <table:table-cell table:style-name="ce6" office:value-type="string" calcext:value-type="string">
            <text:p>Dauer, benötigte Rechenleistung, Schlüsselläng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Asymmetrische</text:span> Verfahren (RSA)</text:p>
          </table:table-cell>
          <table:table-cell table:style-name="ce6" office:value-type="string" calcext:value-type="string">
            <text:p>Funktionsweise, SSL, SSH, Prüfsummen *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table:style-name="ce13" office:value-type="string" calcext:value-type="string">
            <text:p>Symmetrische Verfahren</text:p>
          </table:table-cell>
          <table:table-cell table:style-name="ce14" office:value-type="string" calcext:value-type="string">
            <text:p>Funktionsweise, ADFGVX, Playfair, CBC, CFB *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covered-table-cell table:number-columns-repeated="2"/>
          <table:table-cell table:style-name="ce13" office:value-type="string" calcext:value-type="string">
            <text:p>Hybride Verfahren</text:p>
          </table:table-cell>
          <table:table-cell table:style-name="ce14" office:value-type="string" calcext:value-type="string">
            <text:p>Kombination aus Symmetrischer und Asymmetrischer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60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3"/>
          <table:covered-table-cell table:style-name="ce34"/>
          <table:covered-table-cell table:style-name="ce48"/>
          <table:covered-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* Wir müssen wohl nichts Verschlüsseln, nur wissen wies funktioniert</text:p>
          </table:table-cell>
          <table:table-cell table:style-name="ce43"/>
          <table:table-cell table:style-name="ce64"/>
          <table:table-cell table:number-columns-repeated="16378"/>
        </table:table-row>
        <table:table-row table:style-name="ro2" table:number-rows-repeated="903">
          <table:table-cell table:number-columns-repeated="4"/>
          <table:table-cell table:style-name="ce43"/>
          <table:table-cell table:style-name="ce64"/>
          <table:table-cell table:number-columns-repeated="16378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belle1.E14:Tabelle1.E16 Tabelle1.E4:Tabelle1.E11 Tabelle1.E18:Tabelle1.E1000">
            <calcext:condition calcext:apply-style-name="Good" calcext:value="formula-is([.E4] &gt; (TODAY() -7))" calcext:base-cell-address="Tabelle1.E4"/>
            <calcext:condition calcext:apply-style-name="Neutral" calcext:value="formula-is([.E4] &gt; (TODAY() - 14))" calcext:base-cell-address="Tabelle1.E4"/>
            <calcext:condition calcext:apply-style-name="Bad" calcext:value="formula-is(1)" calcext:base-cell-address="Tabelle1.E4"/>
          </calcext:conditional-format>
          <calcext:conditional-format calcext:target-range-address="Tabelle1.F18:Tabelle1.F1000 Tabelle1.F4:Tabelle1.F16">
            <calcext:condition calcext:apply-style-name="Footnote" calcext:value="formula-is([.F4] &lt; TODAY())" calcext:base-cell-address="Tabelle1.F4"/>
            <calcext:condition calcext:apply-style-name="Error" calcext:value="formula-is([.F4] &lt; (TODAY() + 2))" calcext:base-cell-address="Tabelle1.F4"/>
            <calcext:condition calcext:apply-style-name="Bad" calcext:value="formula-is([.F4] &lt; (TODAY() + 5))" calcext:base-cell-address="Tabelle1.F4"/>
            <calcext:condition calcext:apply-style-name="Neutral" calcext:value="formula-is([.F4] &lt; (TODAY() + 12))" calcext:base-cell-address="Tabelle1.F4"/>
            <calcext:condition calcext:apply-style-name="Good" calcext:value="formula-is(1)" calcext:base-cell-address="Tabelle1.F4"/>
          </calcext:conditional-format>
          <calcext:conditional-format calcext:target-range-address="Tabelle1.E17:Tabelle1.E17">
            <calcext:condition calcext:apply-style-name="Good" calcext:value="formula-is([.E17] &gt; (TODAY() -7))" calcext:base-cell-address="Tabelle1.E17"/>
            <calcext:condition calcext:apply-style-name="Neutral" calcext:value="formula-is([.E17] &gt; (TODAY() - 14))" calcext:base-cell-address="Tabelle1.E17"/>
            <calcext:condition calcext:apply-style-name="Bad" calcext:value="formula-is(1)" calcext:base-cell-address="Tabelle1.E17"/>
          </calcext:conditional-format>
          <calcext:conditional-format calcext:target-range-address="Tabelle1.F17:Tabelle1.F17">
            <calcext:condition calcext:apply-style-name="Footnote" calcext:value="formula-is([.F17] &lt; TODAY())" calcext:base-cell-address="Tabelle1.F17"/>
            <calcext:condition calcext:apply-style-name="Error" calcext:value="formula-is([.F17] &lt; (TODAY() + 2))" calcext:base-cell-address="Tabelle1.F17"/>
            <calcext:condition calcext:apply-style-name="Bad" calcext:value="formula-is([.F17] &lt; (TODAY() + 5))" calcext:base-cell-address="Tabelle1.F17"/>
            <calcext:condition calcext:apply-style-name="Neutral" calcext:value="formula-is([.F17] &lt; (TODAY() + 12))" calcext:base-cell-address="Tabelle1.F17"/>
            <calcext:condition calcext:apply-style-name="Good" calcext:value="formula-is(1)" calcext:base-cell-address="Tabelle1.F17"/>
          </calcext:conditional-format>
          <calcext:conditional-format calcext:target-range-address="Tabelle1.E13:Tabelle1.E13">
            <calcext:condition calcext:apply-style-name="Good" calcext:value="formula-is([.E13] &gt; (TODAY() -7))" calcext:base-cell-address="Tabelle1.E13"/>
            <calcext:condition calcext:apply-style-name="Neutral" calcext:value="formula-is([.E13] &gt; (TODAY() - 14))" calcext:base-cell-address="Tabelle1.E13"/>
            <calcext:condition calcext:apply-style-name="Bad" calcext:value="formula-is(1)" calcext:base-cell-address="Tabelle1.E13"/>
          </calcext:conditional-format>
          <calcext:conditional-format calcext:target-range-address="Tabelle1.E12:Tabelle1.E12">
            <calcext:condition calcext:apply-style-name="Good" calcext:value="formula-is([.E12] &gt; (TODAY() -7))" calcext:base-cell-address="Tabelle1.E12"/>
            <calcext:condition calcext:apply-style-name="Neutral" calcext:value="formula-is([.E12] &gt; (TODAY() - 14))" calcext:base-cell-address="Tabelle1.E12"/>
            <calcext:condition calcext:apply-style-name="Bad" calcext:value="formula-is(1)" calcext:base-cell-address="Tabelle1.E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date-style style:name="N116">
      <number:day/>
      <number:text>. </number:text>
      <number:month number:style="long" number:textual="true"/>
    </number:date-style>
    <number:date-style style:name="N117">
      <number:day/>
      <number:text>. </number:text>
      <number:month number:textual="true"/>
    </number:date-style>
    <number:date-style style:name="N118">
      <number:day number:style="long"/>
      <number:text>. </number:text>
      <number:month number:textual="true"/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5">
      <number:day number:style="long"/>
      <number:text>. </number:text>
      <number:month number:textual="true"/>
      <number:text> </number:text>
      <number:year/>
    </number:date-style>
    <number:date-style style:name="N126">
      <number:month number:textual="true"/>
      <number:text> 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 loext:blank-width-char="-3">-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.00.0000</text:date>, <text:time style:data-style-name="N2" text:time-value="11:22:24.93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0:17.994000000</meta:creation-date>
    <dc:date>2024-06-01T11:53:29.730000000</dc:date>
    <meta:editing-duration>P9DT13H19M13S</meta:editing-duration>
    <meta:editing-cycles>30</meta:editing-cycles>
    <meta:generator>LibreOffice/24.2.2.2$Windows_X86_64 LibreOffice_project/d56cc158d8a96260b836f100ef4b4ef25d6f1a01</meta:generator>
    <meta:document-statistic meta:table-count="1" meta:cell-count="259" meta:object-count="0"/>
  </office:meta>
</office:document-meta>
</file>